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B4636FD14C7FCFE0.png" manifest:media-type="image/png"/>
  <manifest:file-entry manifest:full-path="Pictures/1000000000000780000004383040CFCCB9721A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8.678cm, 8.221cm, 0.182cm, 10.028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draw:frame draw:style-name="fr1" draw:name="Image1" text:anchor-type="paragraph" svg:width="17cm" svg:height="9.562cm" draw:z-index="0"><draw:image xlink:href="Pictures/100000000000078000000438B4636FD14C7FCFE0.png" xlink:type="simple" xlink:show="embed" xlink:actuate="onLoad" loext:mime-type="image/png"/></draw:frame><draw:frame draw:style-name="fr2" draw:name="Image2" text:anchor-type="paragraph" svg:x="0.552cm" svg:y="15.288cm" svg:width="18.129cm" svg:height="11.335cm" draw:z-index="1"><draw:image xlink:href="Pictures/1000000000000780000004383040CFCCB9721A3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17T22:06:23.905000000</dc:date>
    <meta:editing-duration>PT5H17M51S</meta:editing-duration>
    <meta:editing-cycles>2</meta:editing-cycles>
    <meta:generator>LibreOffice/6.2.4.2$Windows_X86_64 LibreOffice_project/2412653d852ce75f65fbfa83fb7e7b669a126d64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